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Olá,</text:span><text:span text:style-name="T1"> </text:span><text:span text:style-name="T2">bem vindo ao curso de Orientação a Objetos com Java.</text:span><text:span text:style-name="T1"> </text:span><text:span text:style-name="T2">Meu nome é Clovis Fernandes e hoje iremos trabalhar com modelagem CRC.</text:span><text:span text:style-name="T1"> </text:span><text:span text:style-name="T2">Na sua parte 1 iremos tratar da identificação</text:span><text:span text:style-name="T1"> </text:span><text:span text:style-name="T2">de classes no contexto da modelagem CRC.</text:span><text:span text:style-name="T1"> </text:span><text:span text:style-name="T2">Anteriormente mostrei a vocês os conceitos do Cartão CRC,</text:span><text:span text:style-name="T1"> </text:span><text:span text:style-name="T2">onde C significa classe, o R significa responsabilidade e o C,</text:span><text:span text:style-name="T1"> </text:span><text:span text:style-name="T2">o segundo C, corresponde a colaboração.</text:span><text:span text:style-name="T1"> </text:span><text:span text:style-name="T2">Na aula de hoje iremos dar aplicações orientadas a objetos usando Cartões CRC.</text:span><text:span text:style-name="T1"> </text:span><text:span text:style-name="T2">É diferente do que a gente vinha fazendo anteriormente.</text:span><text:span text:style-name="T1"> </text:span><text:span text:style-name="T2">Anteriormente eu simplesmente mostrava para vocês algumas</text:span><text:span text:style-name="T1"> </text:span><text:span text:style-name="T2">classes e mostrava como identificar as responsabilidades e as</text:span><text:span text:style-name="T1"> </text:span><text:span text:style-name="T2">colaborações classes pré-definidas, que eu apresentava.</text:span><text:span text:style-name="T1"> </text:span><text:span text:style-name="T2">Já na modelagem CRC, CRC modeling,</text:span><text:span text:style-name="T1"> </text:span><text:span text:style-name="T2">nós iremos entrar no mundo da modelagem no desenvolvimento de aplicações.</text:span><text:span text:style-name="T1"> </text:span><text:span text:style-name="T2">Nós teremos que dada uma especificação de uma aplicação,</text:span><text:span text:style-name="T1"> </text:span><text:span text:style-name="T2">descobrir quais são essas classes,</text:span><text:span text:style-name="T1"> </text:span><text:span text:style-name="T2">como essas classes estão relacionadas com outras através de colaboração,</text:span><text:span text:style-name="T1"> </text:span><text:span text:style-name="T2">quais são as responsabilidades, é para isso que a modelagem CRC: vai facilitar</text:span><text:span text:style-name="T1"> </text:span><text:span text:style-name="T2">descobrir e modelar as classes de uma determinada aplicação,</text:span><text:span text:style-name="T1"> </text:span><text:span text:style-name="T2">porque eu não saberei de antemão quais são essas classes, eu tenho que fazer uma</text:span><text:span text:style-name="T1"> </text:span><text:span text:style-name="T2">modelagem descobrir e identificar e no caso vamos usar</text:span><text:span text:style-name="T1"> </text:span><text:span text:style-name="T2">o contexto de Cartões CRC responsabilidades e colaborações.</text:span><text:span text:style-name="T1"> </text:span><text:span text:style-name="T2">A modelagem CRC que nós adaptamos para apresentação neste curso</text:span><text:span text:style-name="T1"> </text:span><text:span text:style-name="T2">consta de 6 passos.</text:span><text:span text:style-name="T1"> </text:span><text:span text:style-name="T2">Nesta aula iremos apresentar apenas até ao passo 2,</text:span><text:span text:style-name="T1"> </text:span><text:span text:style-name="T2">que identificaremos as classes de uma aplicação fictícia.</text:span><text:span text:style-name="T1"> </text:span><text:span text:style-name="T2">Os passos de 3 a 6 serão vistos na próxima aula.</text:span><text:span text:style-name="T1"> </text:span><text:span text:style-name="T2">Antes de começar o passo 1, eu tenho uma suposição,</text:span><text:span text:style-name="T1"> </text:span><text:span text:style-name="T2">que eu estou chamando de passo 0 aqui, que é ter a especificação</text:span><text:span text:style-name="T1"> </text:span><text:span text:style-name="T2">de uma dada aplicação, no caso aqui eu estou fazendo uma especificação,</text:span><text:span text:style-name="T1"> </text:span><text:span text:style-name="T2">apresentando uma especificação de sistema de automação de uma biblioteca.</text:span><text:span text:style-name="T1"> </text:span><text:span text:style-name="T2">Para fazer a modelagem CRC então é primordial, é essencial,</text:span><text:span text:style-name="T1"> </text:span><text:span text:style-name="T2">que a especificação dos requisitos da aplicação alvo já esteja pronta.</text:span><text:span text:style-name="T1"> </text:span><text:span text:style-name="T2">Com base nesta especificação então poderemos seguir os</text:span><text:span text:style-name="T1"> </text:span><text:span text:style-name="T2">passos da modelagem CRC.</text:span><text:span text:style-name="T1"> </text:span><text:span text:style-name="T2">Neste caso vamos trabalhar num sistema de automação de biblioteca.</text:span><text:span text:style-name="T1"> </text:span><text:span text:style-name="T2">Eu vou mostrar só o começo dessa especificação.</text:span><text:span text:style-name="T1"> </text:span><text:span text:style-name="T2">Porquê?</text:span><text:span text:style-name="T1"> </text:span><text:span text:style-name="T2">Mais à frente iremos ver hands on que eu vou trabalhar com a mesma</text:span><text:span text:style-name="T1"> </text:span><text:span text:style-name="T2">especificação para exemplificar com mais detalhes como se</text:span><text:span text:style-name="T1"> </text:span><text:span text:style-name="T2">faz uma modelagem CRC cima de uma especificação prévia de sistema.</text:span><text:span text:style-name="T1"> </text:span><text:span text:style-name="T2">No caso aqui eu tenho o sistema de automação da biblioteca,</text:span><text:span text:style-name="T1"> </text:span><text:span text:style-name="T2">a biblioteca tem nome, mantém catálogo de livros, onde cada livro tem título,</text:span><text:span text:style-name="T1"> </text:span><text:span text:style-name="T2">autor e número único de catálogo, há usuários da biblioteca registrados,</text:span><text:span text:style-name="T1"> </text:span><text:span text:style-name="T2">há uma bibliotecária que realmente vai ficar responsável por fazer</text:span><text:span text:style-name="T1"> </text:span><text:span text:style-name="T2">toda a entrada de dados, a transação com o sistema,</text:span><text:span text:style-name="T1"> </text:span><text:span text:style-name="T2">a bibliotecária vai poder criar os usuários e registrar</text:span><text:span text:style-name="T1"> </text:span><text:span text:style-name="T2">esses usuários no sistema, vai poder adicionar novos livros,</text:span><text:span text:style-name="T1"> </text:span><text:span text:style-name="T2">vai poder listar os livros disponíveis para empréstimos,</text:span><text:span text:style-name="T1"> </text:span><text:span text:style-name="T2">o usuário vai poder tirar livros, emprestar livros e vai poder também</text:span><text:span text:style-name="T1"> </text:span><text:span text:style-name="T2">devolver esses livros e outros requisitos que podem ter num sistema de biblioteca,</text:span><text:span text:style-name="T1"> </text:span><text:span text:style-name="T2">mas que simplificadamente nós reduzimos só para ter uma apresentação mais didática.</text:span><text:span text:style-name="T1"> </text:span><text:span text:style-name="T2">Na modelagem CRC o passo 1 significa identificar as classes da minha aplicação.</text:span><text:span text:style-name="T1"> </text:span><text:span text:style-name="T2">E como é que eu faço isso?</text:span><text:span text:style-name="T1"> </text:span><text:span text:style-name="T2">De uma maneira bastante simples, embora seja engenhosa: no texto da especificação</text:span><text:span text:style-name="T1"> </text:span><text:span text:style-name="T2">da aplicação eu procuro os substantivos e os nomes e eu marco esses nomes.</text:span><text:span text:style-name="T1"> </text:span><text:span text:style-name="T2">Esses substantivos que eu encontro na especificação podem ser</text:span><text:span text:style-name="T1"> </text:span><text:span text:style-name="T2">considerados potenciais objetos ou classes,</text:span><text:span text:style-name="T1"> </text:span><text:span text:style-name="T2">vai depender de uma análise que eu vou exemplificar aqui.</text:span><text:span text:style-name="T1"> </text:span><text:span text:style-name="T2">Vamos exemplificar cima do trecho da especificação do sistema de</text:span><text:span text:style-name="T1"> </text:span><text:span text:style-name="T2">automação da biblioteca, que carinhosamente eu chamo de SAB,</text:span><text:span text:style-name="T1"> </text:span><text:span text:style-name="T2">S de sistema, A de automação e B de biblioteca.</text:span><text:span text:style-name="T1"> </text:span><text:span text:style-name="T2">Então quais são os substantivos que eu encontro neste texto?</text:span><text:span text:style-name="T1"> </text:span><text:span text:style-name="T2">Eu marquei aí amarelo: biblioteca, nome, catálogo de livros,</text:span><text:span text:style-name="T1"> </text:span><text:span text:style-name="T2">livro, título, autor, número único de catálogo,</text:span><text:span text:style-name="T1"> </text:span><text:span text:style-name="T2">usuários de biblioteca e outros que estão no resto do texto que eu não apresento,</text:span><text:span text:style-name="T1"> </text:span><text:span text:style-name="T2">mas que eu poderia listar aí para vocês,</text:span><text:span text:style-name="T1"> </text:span><text:span text:style-name="T2">bibliotecária e assim por diante.</text:span><text:span text:style-name="T1"> </text:span><text:span text:style-name="T2">Então eu separei, fiz uma lista dos substantivos.</text:span><text:span text:style-name="T1"> </text:span><text:span text:style-name="T2">Eles são potenciais classes, nem todas vão ser consideradas classes.</text:span><text:span text:style-name="T1"> </text:span><text:span text:style-name="T2">Então eu tenho lá biblioteca, nome, catálogo de livros, livro,</text:span><text:span text:style-name="T1"> </text:span><text:span text:style-name="T2">título, autor, número único de catálogo, usuários de biblioteca e etc.</text:span><text:span text:style-name="T1"> </text:span><text:span text:style-name="T2">No passo 2 a primeira coisa que eu tenho que fazer é refinar a lista.</text:span><text:span text:style-name="T1"> </text:span><text:span text:style-name="T2">Às vezes nomes diferentes podem significar a mesma coisa,</text:span><text:span text:style-name="T1"> </text:span><text:span text:style-name="T2">posso ter sinônimos ou nomes parecidos, análogos,</text:span><text:span text:style-name="T1"> </text:span><text:span text:style-name="T2">eu vou ter que ter esse cuidado na hora de refinar os substantivos que eu encontrei.</text:span><text:span text:style-name="T1"> </text:span><text:span text:style-name="T2">Outra coisa que eu tenho que fazer é retirar os nomes que vão corresponder</text:span><text:span text:style-name="T1"> </text:span><text:span text:style-name="T2">a atributos.</text:span><text:span text:style-name="T1"> </text:span><text:span text:style-name="T2">No nosso exemplo anterior nós tínhamos lá o nome da biblioteca,</text:span><text:span text:style-name="T1"> </text:span><text:span text:style-name="T2">então </text:span><text:soft-page-break/><text:span text:style-name="T2">esse nome vai ser atributo de biblioteca provavelmente,</text:span><text:span text:style-name="T1"> </text:span><text:span text:style-name="T2">nós iremos então desconsiderar o nome da biblioteca,</text:span><text:span text:style-name="T1"> </text:span><text:span text:style-name="T2">nesse momento que eu estou querendo descobrir objetos e classes.</text:span><text:span text:style-name="T1"> </text:span><text:span text:style-name="T2">Outra coisa que eu vou fazer é olhar se os substantivos têm algum</text:span><text:span text:style-name="T1"> </text:span><text:span text:style-name="T2">relacionamento uns com os outros.</text:span><text:span text:style-name="T1"> </text:span><text:span text:style-name="T2">Por exemplo se eu tiver substantivo pessoa e tiver</text:span><text:span text:style-name="T1"> </text:span><text:span text:style-name="T2">substantivo soldado por exemplo, existe relacionamento entre soldado e pessoa,</text:span><text:span text:style-name="T1"> </text:span><text:span text:style-name="T2">soldado é uma pessoa, então existe relacionamento de herança.</text:span><text:span text:style-name="T1"> </text:span><text:span text:style-name="T2">Então eu posso identificar que uma classe,</text:span><text:span text:style-name="T1"> </text:span><text:span text:style-name="T2">se soldado é uma classe e pessoa também é uma classe,</text:span><text:span text:style-name="T1"> </text:span><text:span text:style-name="T2">eu posso então identificar que soldado é subclasse de pessoa.</text:span><text:span text:style-name="T1"> </text:span><text:span text:style-name="T2">Por fim, ao eliminar, refinar, encontrar as</text:span><text:span text:style-name="T1"> </text:span><text:span text:style-name="T2">possíveis classes eliminando os sinônimos,</text:span><text:span text:style-name="T1"> </text:span><text:span text:style-name="T2">eliminando classes que não devem fazer parte,</text:span><text:span text:style-name="T1"> </text:span><text:span text:style-name="T2">que não devem ser considerados classes nesse sistema que eu estiver fazendo,</text:span><text:span text:style-name="T1"> </text:span><text:span text:style-name="T2">identificar as associações de herança entre uma classe e outra,</text:span><text:span text:style-name="T1"> </text:span><text:span text:style-name="T2">as potenciais classes, eu vou descrever o que é que elas fazem,</text:span><text:span text:style-name="T1"> </text:span><text:span text:style-name="T2">eu tenho que dizer o que elas fazem.</text:span><text:span text:style-name="T1"> </text:span><text:span text:style-name="T2">É uma maneira de representar cada uma dessas classes</text:span><text:span text:style-name="T1"> </text:span><text:span text:style-name="T2">descrevendo o que é que elas fazem.</text:span><text:span text:style-name="T1"> </text:span><text:span text:style-name="T2">Bom eu estou apresentando agora para vocês a lista de todos os substantivos</text:span><text:span text:style-name="T1"> </text:span><text:span text:style-name="T2">ou locuções substantivas que eu encontrei na minha especificação,</text:span><text:span text:style-name="T1"> </text:span><text:span text:style-name="T2">como todo, não nesse trechinho apenas que eu apresentei anteriormente.</text:span><text:span text:style-name="T1"> </text:span><text:span text:style-name="T2">Então eu tenho potenciais classes: biblioteca, nome, catálogo de livros,</text:span><text:span text:style-name="T1"> </text:span><text:span text:style-name="T2">livro, título, autor, número único de catálogo, usuários da biblioteca,</text:span><text:span text:style-name="T1"> </text:span><text:span text:style-name="T2">nome único de usuário, sistema, bibliotecária e SAB.</text:span><text:span text:style-name="T1"> </text:span><text:span text:style-name="T2">SAB é a abreviatura do sistema de automação de biblioteca,</text:span><text:span text:style-name="T1"> </text:span><text:span text:style-name="T2">é o acrônimo para isso.</text:span><text:span text:style-name="T1"> </text:span><text:span text:style-name="T2">Com essa lista de substantivos eu levantei isso</text:span><text:span text:style-name="T1"> </text:span><text:span text:style-name="T2">cima da especificação como todo, não está na minha apresentação,</text:span><text:span text:style-name="T1"> </text:span><text:span text:style-name="T2">posteriormente nós iremos ver essa especificação como todo.</text:span><text:span text:style-name="T1"> </text:span><text:span text:style-name="T2">O passo seguinte é examinar as relações entre esses nomes,</text:span><text:span text:style-name="T1"> </text:span><text:span text:style-name="T2">se o nome realmente pode ser uma classe potencial ou não.</text:span><text:span text:style-name="T1"> </text:span><text:span text:style-name="T2">O primeiro ponto que eu coloco para vocês, que é uma coisa básica: classe</text:span><text:span text:style-name="T1"> </text:span><text:span text:style-name="T2">corresponde a uma abstração de objetos que têm características comuns,</text:span><text:span text:style-name="T1"> </text:span><text:span text:style-name="T2">características tanto de atributos quanto de</text:span><text:span text:style-name="T1"> </text:span><text:span text:style-name="T2">comportamento e eles devem ser registados sempre no singular.</text:span><text:span text:style-name="T1"> </text:span><text:span text:style-name="T2">Nós vemos aqui que eu levantei usuários da biblioteca,</text:span><text:span text:style-name="T1"> </text:span><text:span text:style-name="T2">está no plural, então o nome de classe deve vir sempre no singular.</text:span><text:span text:style-name="T1"> </text:span><text:span text:style-name="T2">Então a primeira providência que eu faço é transformar os nomes das classes,</text:span><text:span text:style-name="T1"> </text:span><text:span text:style-name="T2">se aparecer algum no plural, como era o caso de usuários da biblioteca,</text:span><text:span text:style-name="T1"> </text:span><text:span text:style-name="T2">eu deixo ele na forma singular.</text:span><text:span text:style-name="T1"> </text:span><text:span text:style-name="T2">A segunda coisa que eu vou examinar, nesse passo 2, nesse refinamento,</text:span><text:span text:style-name="T1"> </text:span><text:span text:style-name="T2">são nomes que representam atributos.</text:span><text:span text:style-name="T1"> </text:span><text:span text:style-name="T2">Então por exemplo: o nome de catálogo de livros que estava lá na</text:span><text:span text:style-name="T1"> </text:span><text:span text:style-name="T2">especificação, se referiam à biblioteca Eles possivelmente,</text:span><text:span text:style-name="T1"> </text:span><text:span text:style-name="T2">nós não precisamos ter uma certeza se estamos fazendo certo ou não,</text:span><text:span text:style-name="T1"> </text:span><text:span text:style-name="T2">total nesse momento, possivelmente eles serão atributo de biblioteca.</text:span><text:span text:style-name="T1"> </text:span><text:span text:style-name="T2">Então eu já posso eliminar, por isso é que eles aparecem ai riscados.</text:span><text:span text:style-name="T1"> </text:span><text:span text:style-name="T2">Com relação aos outros substantivos, título do livro, título que aparecia,</text:span><text:span text:style-name="T1"> </text:span><text:span text:style-name="T2">autor e número único de catálogo estavam associados lá no texto da</text:span><text:span text:style-name="T1"> </text:span><text:span text:style-name="T2">especificação ao substantivo livro.</text:span><text:span text:style-name="T1"> </text:span><text:span text:style-name="T2">Então eu suponho que eles são atributos ou serão atributos da potencial classe livro.</text:span><text:span text:style-name="T1"> </text:span><text:span text:style-name="T2">Já o usuário da biblioteca, o nome único de usuário estava também</text:span><text:span text:style-name="T1"> </text:span><text:span text:style-name="T2">associado no texto da especificação ao usuário da biblioteca.</text:span><text:span text:style-name="T1"> </text:span><text:span text:style-name="T2">Possivelmente também vai ser atributo.</text:span><text:span text:style-name="T1"> </text:span><text:span text:style-name="T2">O que é que eu faço?</text:span><text:span text:style-name="T1"> </text:span><text:span text:style-name="T2">Elimino todos esses possíveis atributos.</text:span><text:span text:style-name="T1"> </text:span><text:span text:style-name="T2">Ficamos então aqui apenas com biblioteca, livro, sistema,</text:span><text:span text:style-name="T1"> </text:span><text:span text:style-name="T2">usuário da biblioteca, bibliotecária e SAB.</text:span><text:span text:style-name="T1"> </text:span><text:span text:style-name="T2">Então os nomes que representam atributos são eliminados.</text:span><text:span text:style-name="T1"> </text:span><text:span text:style-name="T2">Eu estou identificando neste momento que existem sinônimos.</text:span><text:span text:style-name="T1"> </text:span><text:span text:style-name="T2">Existem sinônimos.</text:span><text:span text:style-name="T1"> </text:span><text:span text:style-name="T2">Por exemplo: a biblioteca, quando na minha especificação me refiro a biblioteca</text:span><text:span text:style-name="T1"> </text:span><text:span text:style-name="T2">estou-me referindo ao sistema que vai automatizar a biblioteca.</text:span><text:span text:style-name="T1"> </text:span><text:span text:style-name="T2">O SAB,</text:span><text:span text:style-name="T1"> </text:span><text:span text:style-name="T2">que é acrônimo para Sistema de Automação de Biblioteca significa a mesma coisa.</text:span><text:span text:style-name="T1"> </text:span><text:span text:style-name="T2">Então no meu sistema eu escolho: qual é que seria o mais apropriado para essa</text:span><text:span text:style-name="T1"> </text:span><text:span text:style-name="T2">aplicação?</text:span><text:span text:style-name="T1"> </text:span><text:span text:style-name="T2">Podia ser qualquer dos 3.</text:span><text:span text:style-name="T1"> </text:span><text:span text:style-name="T2">Sistema é uma coisa muito geral, talvez não.</text:span><text:span text:style-name="T1"> </text:span><text:span text:style-name="T2">SAB também poderia ser mas é uma sigla, quem é que vai saber o que é isso?</text:span><text:span text:style-name="T1"> </text:span><text:span text:style-name="T2">Então biblioteca talvez seja o melhor nome.</text:span><text:span text:style-name="T1"> </text:span><text:span text:style-name="T2">Mas não existe uma coisa muito precisa.</text:span><text:span text:style-name="T1"> </text:span><text:span text:style-name="T2">Tem que ser avaliado com calma.</text:span><text:span text:style-name="T1"> </text:span><text:span text:style-name="T2">Após eliminar sistema e SAB, eu fiquei com as potenciais</text:span><text:span text:style-name="T1"> </text:span><text:span text:style-name="T2">classes biblioteca, livro, usuário da biblioteca e bibliotecária.</text:span><text:span text:style-name="T1"> </text:span><text:span text:style-name="T2">Esses 4, a bibliotecária é ator.</text:span><text:span text:style-name="T1"> </text:span><text:span text:style-name="T2">É alguém que vive papel, que vai interagir com o sistema SAB.</text:span><text:span text:style-name="T1"> </text:span><text:span text:style-name="T2">Eu não vou manter informações no sistema sobre a bibliotecária.</text:span><text:span text:style-name="T1"> </text:span><text:span text:style-name="T2">Se o meu sistema mantivesse os nomes das bibliotecárias que eles precisassem,</text:span><text:span text:style-name="T1"> </text:span><text:span text:style-name="T2">por exemplo, serem reconhecidos e entrarem com senha, etc.</text:span><text:span text:style-name="T1"> </text:span><text:span text:style-name="T2">e tal, ai eu precisaria </text:span><text:soft-page-break/><text:span text:style-name="T2">representá-los no meu sistema.</text:span><text:span text:style-name="T1"> </text:span><text:span text:style-name="T2">Nesse meu exemplo é só para mostrar que quando eu tenho alguém que vai interagir</text:span><text:span text:style-name="T1"> </text:span><text:span text:style-name="T2">com o sistema mas não preciso, eu não preciso guardar informação nenhuma</text:span><text:span text:style-name="T1"> </text:span><text:span text:style-name="T2">sobre essa pessoa que vai interagir com o sistema, quando eu não sei o nome dessa</text:span><text:span text:style-name="T1"> </text:span><text:span text:style-name="T2">pessoa eu chamo genericamente de ator, ele está fora do sistema.</text:span><text:span text:style-name="T1"> </text:span><text:span text:style-name="T2">É o contrário, por exemplo, do usuário da biblioteca,</text:span><text:span text:style-name="T1"> </text:span><text:span text:style-name="T2">aquele que vai na biblioteca para retirar o livro, emprestar o livro.</text:span><text:span text:style-name="T1"> </text:span><text:span text:style-name="T2">Eu preciso identificar esse usuário da biblioteca para diferenciar</text:span><text:span text:style-name="T1"> </text:span><text:span text:style-name="T2">qual usuário pegou tal livro, outro pegou outro livro, se devolveu ou não.</text:span><text:span text:style-name="T1"> </text:span><text:span text:style-name="T2">Então eu preciso gerenciar no sistema.</text:span><text:span text:style-name="T1"> </text:span><text:span text:style-name="T2">Usuário da biblioteca está dentro do sistema.</text:span><text:span text:style-name="T1"> </text:span><text:span text:style-name="T2">Biblioteca é o sistema como todo.</text:span><text:span text:style-name="T1"> </text:span><text:span text:style-name="T2">Livro, eu preciso gerenciar também os livros porque eu vou ter livros</text:span><text:span text:style-name="T1"> </text:span><text:span text:style-name="T2">sobre física 1, livros sobre física 2, livros sobre computação 1,</text:span><text:span text:style-name="T1"> </text:span><text:span text:style-name="T2">computação 2, eu preciso autores diferentes, eu preciso gerenciar isso.</text:span><text:span text:style-name="T1"> </text:span><text:span text:style-name="T2">Que livro vai ser emprestado para algum usuário, e assim por diante?</text:span><text:span text:style-name="T1"> </text:span><text:span text:style-name="T2">Então biblioteca, livro e usuário estão dentro do sistema.</text:span><text:span text:style-name="T1"> </text:span><text:span text:style-name="T2">Bibliotecária está fora.</text:span><text:span text:style-name="T1"> </text:span><text:span text:style-name="T2">Chegamos então ao conjunto de classes que identificamos para o</text:span><text:span text:style-name="T1"> </text:span><text:span text:style-name="T2">sistema de automação da biblioteca.</text:span><text:span text:style-name="T1"> </text:span><text:span text:style-name="T2">Então temos as 3 classes: biblioteca, livro e usuário.</text:span><text:span text:style-name="T1"> </text:span><text:span text:style-name="T2">As 3 classes que nós conseguimos identificar usando a modelagem CRC.</text:span><text:span text:style-name="T1"> </text:span><text:span text:style-name="T2">Aproveito para realçar que a imagem do fundo é a biblioteca do ITA.</text:span><text:span text:style-name="T1"> </text:span><text:span text:style-name="T2">Prédio iii pelo património histórico nacional que foi projetado por Niemeyer.</text:span><text:span text:style-name="T1"> </text:span><text:span text:style-name="T2">O próximo item dentro do passo 2 é descrever as classes.</text:span><text:span text:style-name="T1"> </text:span><text:span text:style-name="T2">Para cada uma das classes nós vamos apresentar a sua descrição:</text:span><text:span text:style-name="T1"> </text:span><text:span text:style-name="T2">o que foi planejado ou planejaremos para essas classes?</text:span><text:span text:style-name="T1"> </text:span><text:span text:style-name="T2">Então no caso da classe biblioteca, por exemplo,</text:span><text:span text:style-name="T1"> </text:span><text:span text:style-name="T2">ela representa o sistema de automação da biblioteca.</text:span><text:span text:style-name="T1"> </text:span><text:span text:style-name="T2">Vai ter a interação do usuário com o sistema</text:span><text:span text:style-name="T1"> </text:span><text:span text:style-name="T2">SAB e vai passar pela classe biblioteca.</text:span><text:span text:style-name="T1"> </text:span><text:span text:style-name="T2">Não estou considerando aqui as classes de interface que vão ficar realmente,</text:span><text:span text:style-name="T1"> </text:span><text:span text:style-name="T2">interface com o usuário que vai ficar realmente entre o usuário e o sistema.</text:span><text:span text:style-name="T1"> </text:span><text:span text:style-name="T2">Já a classe livros, ela representa livros</text:span><text:span text:style-name="T1"> </text:span><text:span text:style-name="T2">que serão emprestados a usuários da biblioteca.</text:span><text:span text:style-name="T1"> </text:span><text:span text:style-name="T2">Por sua vez a classe usuário representa os usuários</text:span><text:span text:style-name="T1"> </text:span><text:span text:style-name="T2">que desejam fazer empréstimos de livros da biblioteca.</text:span><text:span text:style-name="T1"> </text:span><text:span text:style-name="T2">Antes de completar o passo 2 nós temos que</text:span><text:span text:style-name="T1"> </text:span><text:span text:style-name="T2">representar essas classes que foram identificadas na forma de cartões CRC.</text:span><text:span text:style-name="T1"> </text:span><text:span text:style-name="T2">Nós temos aqui a representação de cartão CRC.</text:span><text:span text:style-name="T1"> </text:span><text:span text:style-name="T2">Diferentemente do que a gente apresentou até agora, que o cartão CRC tinha apenas</text:span><text:span text:style-name="T1"> </text:span><text:span text:style-name="T2">o nome da classe, as responsabilidades e as colaborações,</text:span><text:span text:style-name="T1"> </text:span><text:span text:style-name="T2">agora nós introduzimos uma informação adicional que é a descrição da classe.</text:span><text:span text:style-name="T1"> </text:span><text:span text:style-name="T2">Ela vai ser muito importante quando estivermos trabalhando com outros</text:span><text:span text:style-name="T1"> </text:span><text:span text:style-name="T2">princípios de projeto de classes.</text:span><text:span text:style-name="T1"> </text:span><text:span text:style-name="T2">Saber essa informação vai ser muito importante,</text:span><text:span text:style-name="T1"> </text:span><text:span text:style-name="T2">saber como é que se descreve uma classe.</text:span><text:span text:style-name="T1"> </text:span><text:span text:style-name="T2">Isso vai ser importante inclusive, por exemplo, para você decidir se vai</text:span><text:span text:style-name="T1"> </text:span><text:span text:style-name="T2">dividir a classe duas ou coisas desse gênero.</text:span><text:span text:style-name="T1"> </text:span><text:span text:style-name="T2">Neste caso nós temos então o cartão CRC</text:span><text:span text:style-name="T1"> </text:span><text:span text:style-name="T2">para a classe biblioteca, que eu tenho a descrição do que</text:span><text:span text:style-name="T1"> </text:span><text:span text:style-name="T2">a biblioteca ela representa o sistema de automação da biblioteca.</text:span><text:span text:style-name="T1"> </text:span><text:span text:style-name="T2">Nós temos a outra classe, cartão para outra classe que é a classe livro.</text:span><text:span text:style-name="T1"> </text:span><text:span text:style-name="T2">E por fim, o cartão para a classe usuário.</text:span><text:span text:style-name="T1"> </text:span><text:span text:style-name="T2">Concluímos a parte 1 da modelagem CRC.</text:span><text:span text:style-name="T1"> </text:span><text:span text:style-name="T2">Nesta parte nós identificamos as classes que conseguimos</text:span><text:span text:style-name="T1"> </text:span><text:span text:style-name="T2">iii da especificação dos requisitos do sistema de automação da biblioteca.</text:span><text:span text:style-name="T1"> </text:span><text:span text:style-name="T2">Os demais items que vão ser trabalhados na modelagem CRC,</text:span><text:span text:style-name="T1"> </text:span><text:span text:style-name="T3">descobrir as responsabilidades e as colaborações,</text:span><text:span text:style-name="T1"> </text:span><text:span text:style-name="T2">nós iremos ver na próxima aula nos passos 3 a 6.</text:span><text:span text:style-name="T1"> </text:span><text:span text:style-name="T2">Muito obrigado!</text:span><text:span text:style-name="T1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S</meta:editing-duration>
    <meta:editing-cycles>3</meta:editing-cycles>
    <meta:generator>LibreOffice/4.4.5.2$Windows_x86 LibreOffice_project/a22f674fd25a3b6f45bdebf25400ed2adff0ff99</meta:generator>
    <dc:date>2017-01-14T08:58:18.917000000</dc:date>
    <meta:document-statistic meta:table-count="0" meta:image-count="0" meta:object-count="0" meta:page-count="3" meta:paragraph-count="1" meta:word-count="2083" meta:character-count="12781" meta:non-whitespace-character-count="10697"/>
    <meta:user-defined meta:name="Info 1"/>
    <meta:user-defined meta:name="Info 2"/>
    <meta:user-defined meta:name="Info 3"/>
    <meta:user-defined meta:name="Info 4"/>
  </office:meta>
</office:document-meta>
</file>